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400000ED533EE91B1A65896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eading_20_1">
      <style:text-properties officeooo:paragraph-rsid="000f99c0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30pt" fo:font-weight="normal" style:font-size-asian="30pt" style:font-weight-asian="normal"/>
    </style:style>
    <style:style style:name="T2" style:family="text">
      <style:text-properties fo:font-size="30pt" fo:font-weight="normal" officeooo:rsid="000f99c0" style:font-size-asian="30pt" style:font-weight-asian="normal"/>
    </style:style>
    <style:style style:name="T3" style:family="text">
      <style:text-properties fo:font-size="14pt" style:font-size-asian="14pt"/>
    </style:style>
    <style:style style:name="T4" style:family="text">
      <style:text-properties fo:font-size="20pt" fo:font-weight="normal" style:font-size-asian="20pt" style:font-weight-asian="normal"/>
    </style:style>
    <style:style style:name="T5" style:family="text">
      <style:text-properties fo:font-size="12pt" style:font-size-asian="12pt"/>
    </style:style>
    <style:style style:name="T6" style:family="text">
      <style:text-properties fo:font-size="15pt" fo:font-weight="normal" style:font-size-asian="15pt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pan text:style-name="T2">Gift Me Five</text:span></text:h>
      <text:h text:style-name="P2" text:outline-level="1"><text:span text:style-name="T2">Team 2 </text:span><text:bookmark-start text:name="_Toc230000054"/><text:span text:style-name="T1">- </text:span><text:span text:style-name="T2">D</text:span><text:span text:style-name="T1">armstadt</text:span><text:bookmark-end text:name="_Toc230000054"/></text:h>
      <text:p text:style-name="Standard"/>
      <text:h text:style-name="Heading_20_1" text:outline-level="1"><text:bookmark-start text:name="_Toc230000055"/><text:span text:style-name="T3">Created on January 16 2020</text:span><text:bookmark-end text:name="_Toc230000055"/></text:h>
      <text:p text:style-name="Standard"/>
      <text:h text:style-name="P3" text:outline-level="1"><text:bookmark-start text:name="_Toc230000057"/><text:span text:style-name="T6">1.0. Page 1</text:span><text:bookmark-end text:name="_Toc230000057"/></text:h>
      <text:p text:style-name="Standard"><draw:frame draw:style-name="fr1" draw:name="0 Imagen" text:anchor-type="char" svg:width="9.267cm" svg:height="29.7cm" draw:z-index="0"><draw:image xlink:href="Pictures/10000201000004A400000ED533EE91B1A65896AB.png" xlink:type="simple" xlink:show="embed" xlink:actuate="onLoad" loext:mime-type="image/png"/><svg:desc>0 Imagen</svg:desc></draw:frame><text:span text:style-name="T6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27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200290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000000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 fo:line-height="0.353cm" fo:keep-together="always" fo:keep-with-next="always"/>
      <style:text-properties fo:color="#244061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font-size="12pt" fo:font-weight="bold" style:font-size-asian="12pt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ulo_20_1_20_Car" style:display-name="Ti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ulo_20_2_20_Car" style:display-name="Titulo 2 Car" style:family="text" style:parent-style-name="Default_20_Paragraph_20_Font">
      <style:text-properties fo:color="#200290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Titulo_20_3_20_Car" style:display-name="Titulo 3 Car" style:family="text" style:parent-style-name="Default_20_Paragraph_20_Font">
      <style:text-properties fo:color="#000000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Titulo_20_Car" style:display-name="Ti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itulo_20_4_20_Car" style:display-name="Titulo 4 Car" style:family="text" style:parent-style-name="Default_20_Paragraph_20_Font">
      <style:text-properties fo:color="#244061" style:font-name="Cambria" fo:font-family="Cambria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/>
    </style:style>
    <style:style style:name="Fuentedeprrafopredete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agina_20_Car" style:display-name="Pie de pagina C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</dc:title>
    <dc:subject>Subject</dc:subject>
    <meta:initial-creator>2mdc</meta:initial-creator>
    <dc:description>Description</dc:description>
    <meta:editing-cycles>2</meta:editing-cycles>
    <meta:creation-date>2020-01-16T08:29:03</meta:creation-date>
    <dc:date>2020-01-16T09:33:20.993230708</dc:date>
    <meta:editing-duration>PT3M3S</meta:editing-duration>
    <meta:generator>LibreOffice/6.0.7.3$Linux_X86_64 LibreOffice_project/00m0$Build-3</meta:generator>
    <meta:document-statistic meta:table-count="0" meta:image-count="1" meta:object-count="0" meta:page-count="2" meta:paragraph-count="4" meta:word-count="15" meta:character-count="67" meta:non-whitespace-character-count="56"/>
    <meta:user-defined meta:name="AppVersion">12.0000</meta:user-defined>
    <meta:user-defined meta:name="Company">Company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